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db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OSM OPEN STREET MAP</text:p>
      <text:p text:style-name="Standard"/>
      <text:p text:style-name="Standard">openstreet map is a open source web based map. This project introduce by openstreet map foundation. It is a non profit organization. It is introduce in 2004. The reason we choose openstreetmap instead of google map ,openstreetmap is a opensource and free of cost used by everyone for data collection and distributin. we used OSM to generate a real time scenerio of roads, vehicles, traffic lights etc. It can generate a sumoconfiguration file <text:span text:style-name="T1">thats run on sumo simulator</text:span>.</text:p>
      <text:p text:style-name="Standard"/>
      <text:p text:style-name="Standard"/>
      <text:p text:style-name="Standard">sumo simulator:</text:p>
      <text:p text:style-name="Standard"/>
      <text:p text:style-name="Standard">• Simulation of Urban Mobility</text:p>
      <text:p text:style-name="Standard">– An open-source traffic simulator</text:p>
      <text:p text:style-name="Standard">– Supports traffic flow and individual vehicles</text:p>
      <text:p text:style-name="Standard"/>
      <text:p text:style-name="Standard">• Simulate traffic flow and vehicle movement</text:p>
      <text:p text:style-name="Standard">– Support different kinds of vehicles and lanes</text:p>
      <text:p text:style-name="Standard">– Support signal control and priority</text:p>
      <text:p text:style-name="Standard">– Graphic interface</text:p>
      <text:p text:style-name="Standard">– Multi-level output (network, lane, vehicle, detector)</text:p>
      <text:p text:style-name="Standard">• Import road network</text:p>
      <text:p text:style-name="Standard">– Manually design</text:p>
      <text:p text:style-name="Standard">– Import from OpenStreetMap</text:p>
      <text:p text:style-name="Standard">• Routing</text:p>
      <text:p text:style-name="Standard"/>
      <text:p text:style-name="Standard"/>
      <text:p text:style-name="Standard">--------------------------------------------------------</text:p>
      <text:p text:style-name="Standard">NS 3  introduction</text:p>
      <text:p text:style-name="Standard"/>
      <text:p text:style-name="Standard">--------------------------------------------------------</text:p>
      <text:p text:style-name="Standard"> The ns3 Simulator is a descrete event  network simulator  targeted primarily  for Research and Education purpose used</text:p>
      <text:p text:style-name="Standard"/>
      <text:p text:style-name="Standard"> Ns3 is a open source and free</text:p>
      <text:p text:style-name="Standard"/>
      <text:p text:style-name="Standard"> NS3 is not a backward compatible extension of ns2</text:p>
      <text:p text:style-name="Standard"/>
      <text:p text:style-name="Standard"> it is the news simulator some model of of NS2 have already imported from ns2 to ns3</text:p>
      <text:p text:style-name="Standard"/>
      <text:p text:style-name="Standard">NS3 is design as a set of libraries that can be combined together and also with other external software libraries </text:p>
      <text:p text:style-name="Standard"/>
      <text:p text:style-name="Standard">several external animator and data analysis and visualisation tools used with ns3. however users should expect to work at the command line with the C plus plus for Python software development tools</text:p>
      <text:p text:style-name="Standard"/>
      <text:p text:style-name="Standard"><text:soft-page-break/> ns3 is primarily used for use on Linux although support accept for free PSD for for Windows </text:p>
      <text:p text:style-name="Standard"/>
      <text:p text:style-name="Standard">Nf3 is not officially supported software product of any company</text:p>
      <text:p text:style-name="Standard"/>
      <text:p text:style-name="Standard"> Through NS3 we can generate trace file or packet capture  files which can understand by many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22:22:03.975009493</meta:creation-date>
    <dc:date>2020-10-09T22:24:57.658088823</dc:date>
    <meta:editing-duration>PT2M55S</meta:editing-duration>
    <meta:editing-cycles>1</meta:editing-cycles>
    <meta:document-statistic meta:table-count="0" meta:image-count="0" meta:object-count="0" meta:page-count="2" meta:paragraph-count="27" meta:word-count="287" meta:character-count="1864" meta:non-whitespace-character-count="1583"/>
    <meta:generator>LibreOffice/6.4.6.2$Linux_X86_64 LibreOffice_project/40$Build-2</meta:generator>
  </office:meta>
</office:document-meta>
</file>